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0458">
            <text:p>0.190458</text:p>
          </table:table-cell>
          <table:table-cell office:value-type="float" office:value="0.192797">
            <text:p>0.192797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ooc:=AVERAGE([.B2:.K2])" office:value-type="float" office:value="0.1916275">
            <text:p>0.191628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3275">
            <text:p>0.193275</text:p>
          </table:table-cell>
          <table:table-cell office:value-type="float" office:value="0.194692">
            <text:p>0.194692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ooc:=AVERAGE([.B3:.K3])" office:value-type="float" office:value="0.1939835">
            <text:p>0.193984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64561">
            <text:p>0.064561</text:p>
          </table:table-cell>
          <table:table-cell office:value-type="float" office:value="0.064709">
            <text:p>0.064709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ooc:=AVERAGE([.B4:.K4])" office:value-type="float" office:value="0.064635">
            <text:p>0.064635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28481">
            <text:p>0.028481</text:p>
          </table:table-cell>
          <table:table-cell office:value-type="float" office:value="0.028562">
            <text:p>0.028562</text:p>
          </table:table-cell>
          <table:table-cell office:value-type="float" office:value="0.028615">
            <text:p>0.028615</text:p>
          </table:table-cell>
          <table:table-cell table:number-columns-repeated="7"/>
          <table:table-cell office:value-type="float" office:value="8">
            <text:p>8</text:p>
          </table:table-cell>
          <table:table-cell table:formula="oooc:=AVERAGE([.B5:.K5])" office:value-type="float" office:value="0.0285526666666667">
            <text:p>0.028553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9045">
            <text:p>0.019045</text:p>
          </table:table-cell>
          <table:table-cell table:number-columns-repeated="9"/>
          <table:table-cell office:value-type="float" office:value="12">
            <text:p>12</text:p>
          </table:table-cell>
          <table:table-cell table:formula="oooc:=AVERAGE([.B6:.K6])" office:value-type="float" office:value="0.019045">
            <text:p>0.019045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5077">
            <text:p>0.015077</text:p>
          </table:table-cell>
          <table:table-cell office:value-type="float" office:value="0.015105">
            <text:p>0.015105</text:p>
          </table:table-cell>
          <table:table-cell office:value-type="float" office:value="0.015018">
            <text:p>0.015018</text:p>
          </table:table-cell>
          <table:table-cell table:number-columns-repeated="7"/>
          <table:table-cell office:value-type="float" office:value="16">
            <text:p>16</text:p>
          </table:table-cell>
          <table:table-cell table:formula="oooc:=AVERAGE([.B7:.K7])" office:value-type="float" office:value="0.0150666666666667">
            <text:p>0.015067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ooc:=AVERAGE([.B9:.K9])" office:value-type="float" office:value="0.315311333333333">
            <text:p>0.31531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L45" table:end-x="0.5654in" table:end-y="0.0634in" draw:z-index="0" draw:style-name="gr1" svg:width="6.6362in" svg:height="5.7469in" svg:x="0.1524in" svg:y="0.0091in">
              <draw:object draw:notify-on-update-of-ranges="Sheet1.L2:Sheet1.L7 Sheet1.M2:Sheet1.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u/spalmer/spring2010-380p/HW4/runtimes.ods'#Sheet1" table:style-name="ta2" table:print="false">
        <table:table-source xlink:href="../runtimes.ods" table:table-name="Sheet1" table:filter-name="calc8" table:mode="copy-results-only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2317692">
            <text:p>0.231769</text:p>
          </table:table-cell>
          <table:table-cell table:number-columns-repeated="24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0.141169">
            <text:p>0.141169</text:p>
          </table:table-cell>
          <table:table-cell table:number-columns-repeated="24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0.0836216">
            <text:p>0.083622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073681">
            <text:p>0.073681</text:p>
          </table:table-cell>
          <table:table-cell table:number-columns-repeated="24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0.0698116">
            <text:p>0.069812</text:p>
          </table:table-cell>
          <table:table-cell table:number-columns-repeated="24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office:value-type="float" office:value="0.0648532">
            <text:p>0.064853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office:value-type="float" office:value="0.315311333333333">
            <text:p>0.315311</text:p>
          </table:table-cell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/>
          <table:table-cell table:number-columns-repeated="243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20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01T20:03:17</dc:date>
    <meta:editing-cycles>27</meta:editing-cycles>
    <meta:editing-duration>PT6H8M31S</meta:editing-duration>
    <meta:user-defined meta:name="Info 1"/>
    <meta:user-defined meta:name="Info 2"/>
    <meta:user-defined meta:name="Info 3"/>
    <meta:user-defined meta:name="Info 4"/>
    <meta:document-statistic meta:table-count="4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751129150391pt" style:font-size-asian="12.9751129150391pt" style:font-size-complex="12.9751129150391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8277091979981pt" style:font-size-asian="8.98277091979981pt" style:font-size-complex="8.98277091979981pt"/>
    </style:style>
    <style:style style:name="ch6" style:family="chart" style:data-style-name="N117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8277091979981pt" style:font-size-asian="8.98277091979981pt" style:font-size-complex="8.98277091979981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857cm" svg:height="14.598cm" chart:class="chart:bar" chart:style-name="ch1">
        <chart:title svg:x="4.911cm" svg:y="0.292cm" chart:style-name="ch2">
          <text:p>10000x10000 matrix (70% sparsity)</text:p>
        </chart:title>
        <chart:plot-area chart:style-name="ch3" table:cell-range-address="Sheet1.L2:Sheet1.M7" chart:data-source-has-labels="column" svg:x="0.471cm" svg:y="1.084cm" svg:width="16.046cm" svg:height="13.128cm">
          <chart:axis chart:dimension="x" chart:name="primary-x" chart:style-name="ch4">
            <chart:title svg:x="8.188cm" svg:y="13.937cm" chart:style-name="ch5">
              <text:p>Processes</text:p>
            </chart:title>
            <chart:categories table:cell-range-address="Sheet1.L2:Sheet1.L7"/>
          </chart:axis>
          <chart:axis chart:dimension="y" chart:name="primary-y" chart:style-name="ch6">
            <chart:title svg:x="0.339cm" svg:y="7.719cm" chart:style-name="ch7">
              <text:p>Time</text:p>
            </chart:title>
            <chart:grid chart:style-name="ch8" chart:class="major"/>
          </chart:axis>
          <chart:series chart:style-name="ch9" chart:values-cell-range-address="Sheet1.M2:Sheet1.M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275">
                <text:p>0.19162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39835">
                <text:p>0.1939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4635">
                <text:p>0.064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5526666666667">
                <text:p>0.028552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045">
                <text:p>0.019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666666666667">
                <text:p>0.0150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